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Liberation_Serif_1.ttf" manifest:media-type="application/x-font-ttf"/>
  <manifest:file-entry manifest:full-path="Fonts/Font_Liberation_Serif_2.ttf" manifest:media-type="application/x-font-ttf"/>
  <manifest:file-entry manifest:full-path="Fonts/Font_Liberation_Serif_3.ttf" manifest:media-type="application/x-font-ttf"/>
  <manifest:file-entry manifest:full-path="Fonts/Font_Liberation_Serif_4.ttf" manifest:media-type="application/x-font-ttf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onospace" svg:font-family="monospace"/>
    <style:font-face style:name="serif" svg:font-family="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0" svg:font-family="0" style:font-family-generic="roman" style:font-pitch="variable"/>
    <style:font-face style:name="Calibri" svg:font-family="Calibri" style:font-family-generic="roman" style:font-pitch="variable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margin-top="0cm" fo:margin-bottom="0cm" style:contextual-spacing="false" fo:line-height="150%" fo:text-align="justify" style:justify-single-word="false"/>
      <style:text-properties style:font-name="Liberation Serif" fo:font-size="14pt" officeooo:paragraph-rsid="000afb5c" style:font-size-asian="14pt" style:font-size-complex="14pt"/>
    </style:style>
    <style:style style:name="P2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Liberation Serif" fo:font-size="14pt" officeooo:paragraph-rsid="000bd781" style:font-size-asian="14pt" style:font-size-complex="14pt"/>
    </style:style>
    <style:style style:name="P3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Liberation Serif" fo:font-size="14pt" officeooo:paragraph-rsid="000f3672" style:font-size-asian="14pt" style:font-size-complex="14pt"/>
    </style:style>
    <style:style style:name="P4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Liberation Serif" fo:font-size="14pt" officeooo:rsid="000afb5c" officeooo:paragraph-rsid="000afb5c" style:font-size-asian="14pt" style:font-size-complex="14pt"/>
    </style:style>
    <style:style style:name="P5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Liberation Serif" fo:font-size="14pt" fo:language="en" fo:country="US" officeooo:rsid="000dde56" officeooo:paragraph-rsid="000dde56" style:font-size-asian="14pt" style:font-size-complex="14pt"/>
    </style:style>
    <style:style style:name="P6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Liberation Serif" fo:font-size="14pt" fo:language="en" fo:country="US" fo:font-weight="bold" officeooo:rsid="000dde56" officeooo:paragraph-rsid="000dde56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Liberation Serif" fo:font-size="14pt" fo:language="en" fo:country="US" fo:font-weight="normal" officeooo:rsid="000dde56" officeooo:paragraph-rsid="000dde56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cm" fo:margin-right="-0.663cm" fo:margin-top="0cm" fo:margin-bottom="0cm" style:contextual-spacing="false" fo:line-height="150%" fo:text-align="center" style:justify-single-word="false" fo:text-indent="0cm" style:auto-text-indent="false"/>
      <style:text-properties style:font-name="Liberation Serif" fo:font-size="14pt" fo:language="ru" fo:country="RU" fo:font-weight="bold" officeooo:paragraph-rsid="00007b9c" style:font-size-asian="14pt" style:font-weight-asian="bold" style:font-name-complex="Times New Roman1" style:font-size-complex="14pt"/>
    </style:style>
    <style:style style:name="P9" style:family="paragraph" style:parent-style-name="Standard">
      <style:paragraph-properties fo:margin-left="0cm" fo:margin-right="-0.663cm" fo:margin-top="0cm" fo:margin-bottom="0cm" style:contextual-spacing="false" fo:line-height="150%" fo:text-align="center" style:justify-single-word="false" fo:text-indent="0cm" style:auto-text-indent="false"/>
      <style:text-properties style:font-name="Liberation Serif" fo:font-size="14pt" fo:language="ru" fo:country="RU" officeooo:paragraph-rsid="00007b9c" style:font-size-asian="14pt" style:font-name-complex="Times New Roman1" style:font-size-complex="14pt"/>
    </style:style>
    <style:style style:name="P10" style:family="paragraph" style:parent-style-name="Standard">
      <style:paragraph-properties fo:margin-left="0cm" fo:margin-right="-0.663cm" fo:margin-top="0cm" fo:margin-bottom="0cm" style:contextual-spacing="false" fo:line-height="150%" fo:text-align="center" style:justify-single-word="false" fo:text-indent="0cm" style:auto-text-indent="false"/>
      <style:text-properties style:font-name="Liberation Serif" fo:font-size="14pt" officeooo:paragraph-rsid="00007b9c" style:font-size-asian="14pt" style:font-name-complex="Times New Roman1" style:font-size-complex="14pt"/>
    </style:style>
    <style:style style:name="P11" style:family="paragraph" style:parent-style-name="Standard">
      <style:paragraph-properties fo:margin-left="0cm" fo:margin-right="-0.663cm" fo:margin-top="0cm" fo:margin-bottom="0cm" style:contextual-spacing="false" fo:line-height="150%" fo:text-align="justify" style:justify-single-word="false" fo:text-indent="0cm" style:auto-text-indent="false"/>
      <style:text-properties style:font-name="Liberation Serif" fo:font-size="14pt" officeooo:paragraph-rsid="0003f3d6" style:font-size-asian="14pt" style:font-size-complex="14pt"/>
    </style:style>
    <style:style style:name="P12" style:family="paragraph" style:parent-style-name="Standard">
      <style:paragraph-properties fo:margin-left="0cm" fo:margin-right="-0.663cm" fo:margin-top="0cm" fo:margin-bottom="0cm" style:contextual-spacing="false" fo:line-height="150%" fo:text-align="justify" style:justify-single-word="false" fo:text-indent="0cm" style:auto-text-indent="false"/>
      <style:text-properties style:font-name="Liberation Serif" fo:font-size="14pt" officeooo:paragraph-rsid="0008cbbd" style:font-size-asian="14pt" style:font-size-complex="14pt"/>
    </style:style>
    <style:style style:name="P13" style:family="paragraph" style:parent-style-name="Standard">
      <style:paragraph-properties fo:margin-left="0cm" fo:margin-right="-0.663cm" fo:margin-top="0cm" fo:margin-bottom="0cm" style:contextual-spacing="false" fo:line-height="150%" fo:text-align="justify" style:justify-single-word="false" fo:text-indent="0cm" style:auto-text-indent="false"/>
      <style:text-properties style:font-name="Liberation Serif" fo:font-size="14pt" officeooo:paragraph-rsid="00072943" style:font-size-asian="14pt" style:font-size-complex="14pt"/>
    </style:style>
    <style:style style:name="P14" style:family="paragraph" style:parent-style-name="Standard">
      <style:paragraph-properties fo:margin-left="0cm" fo:margin-right="-0.663cm" fo:margin-top="0cm" fo:margin-bottom="0cm" style:contextual-spacing="false" fo:line-height="150%" fo:text-align="center" style:justify-single-word="false" fo:text-indent="0cm" style:auto-text-indent="false"/>
      <style:text-properties style:font-name="Liberation Serif" fo:font-size="14pt" officeooo:paragraph-rsid="00007b9c" style:font-size-asian="14pt" style:font-size-complex="14pt"/>
    </style:style>
    <style:style style:name="P15" style:family="paragraph" style:parent-style-name="Standard">
      <style:paragraph-properties fo:margin-left="0cm" fo:margin-right="-0.663cm" fo:margin-top="0cm" fo:margin-bottom="0cm" style:contextual-spacing="false" fo:line-height="150%" fo:text-align="end" style:justify-single-word="false" fo:text-indent="0cm" style:auto-text-indent="false"/>
      <style:text-properties style:font-name="Liberation Serif" fo:font-size="14pt" officeooo:paragraph-rsid="00007b9c" style:font-size-asian="14pt" style:font-size-complex="14pt"/>
    </style:style>
    <style:style style:name="P16" style:family="paragraph" style:parent-style-name="Standard">
      <style:paragraph-properties fo:margin-left="0cm" fo:margin-right="-0.663cm" fo:margin-top="0cm" fo:margin-bottom="0cm" style:contextual-spacing="false" fo:line-height="150%" fo:text-align="center" style:justify-single-word="false" fo:text-indent="0cm" style:auto-text-indent="false"/>
      <style:text-properties style:font-name="Liberation Serif" fo:font-size="14pt" fo:language="uk" fo:country="UA" fo:font-weight="bold" officeooo:rsid="00033d23" officeooo:paragraph-rsid="00007b9c" style:font-size-asian="14pt" style:font-weight-asian="bold" style:font-name-complex="Times New Roman1" style:font-size-complex="14pt"/>
    </style:style>
    <style:style style:name="P17" style:family="paragraph" style:parent-style-name="Standard">
      <style:paragraph-properties fo:margin-left="0cm" fo:margin-right="-0.663cm" fo:margin-top="0cm" fo:margin-bottom="0cm" style:contextual-spacing="false" fo:line-height="150%" fo:text-align="justify" style:justify-single-word="false" fo:text-indent="0cm" style:auto-text-indent="false"/>
      <style:text-properties style:font-name="Liberation Serif" fo:font-size="14pt" fo:language="uk" fo:country="UA" fo:font-weight="bold" officeooo:paragraph-rsid="00007b9c" style:font-size-asian="14pt" style:font-weight-asian="bold" style:font-name-complex="Times New Roman1" style:font-size-complex="14pt" style:font-weight-complex="bold"/>
    </style:style>
    <style:style style:name="P18" style:family="paragraph" style:parent-style-name="Standard">
      <style:paragraph-properties fo:margin-left="0cm" fo:margin-right="-0.663cm" fo:margin-top="0cm" fo:margin-bottom="0cm" style:contextual-spacing="false" fo:line-height="150%" fo:text-align="center" style:justify-single-word="false" fo:text-indent="0cm" style:auto-text-indent="false"/>
      <style:text-properties style:font-name="Liberation Serif" fo:font-size="14pt" fo:language="uk" fo:country="UA" officeooo:paragraph-rsid="00007b9c" style:font-size-asian="14pt" style:font-name-complex="Times New Roman1" style:font-size-complex="14pt"/>
    </style:style>
    <style:style style:name="P19" style:family="paragraph" style:parent-style-name="Standard">
      <style:paragraph-properties fo:margin-left="0cm" fo:margin-right="-0.663cm" fo:margin-top="0cm" fo:margin-bottom="0cm" style:contextual-spacing="false" fo:line-height="150%" fo:text-align="end" style:justify-single-word="false" fo:text-indent="0cm" style:auto-text-indent="false"/>
      <style:text-properties style:font-name="Liberation Serif" fo:font-size="14pt" fo:language="uk" fo:country="UA" officeooo:paragraph-rsid="00007b9c" style:font-size-asian="14pt" style:font-name-complex="Times New Roman1" style:font-size-complex="14pt"/>
    </style:style>
    <style:style style:name="P20" style:family="paragraph" style:parent-style-name="Standard">
      <style:paragraph-properties fo:margin-left="0cm" fo:margin-right="-0.663cm" fo:margin-top="0cm" fo:margin-bottom="0cm" style:contextual-spacing="false" fo:line-height="150%" fo:text-align="justify" style:justify-single-word="false" fo:text-indent="0cm" style:auto-text-indent="false"/>
      <style:text-properties style:font-name="Liberation Serif" fo:font-size="14pt" fo:language="uk" fo:country="UA" officeooo:paragraph-rsid="00007b9c" style:font-size-asian="14pt" style:font-name-complex="Times New Roman1" style:font-size-complex="14pt"/>
    </style:style>
    <style:style style:name="P21" style:family="paragraph" style:parent-style-name="Standard">
      <style:paragraph-properties fo:margin-left="0cm" fo:margin-right="-0.663cm" fo:margin-top="0cm" fo:margin-bottom="0cm" style:contextual-spacing="false" fo:line-height="150%" fo:text-align="justify" style:justify-single-word="false" fo:text-indent="0cm" style:auto-text-indent="false"/>
      <style:text-properties style:font-name="Liberation Serif" fo:font-size="14pt" fo:language="uk" fo:country="UA" officeooo:paragraph-rsid="0003f3d6" style:font-size-asian="14pt" style:font-name-complex="Times New Roman1" style:font-size-complex="14pt"/>
    </style:style>
    <style:style style:name="P22" style:family="paragraph" style:parent-style-name="Standard">
      <style:paragraph-properties fo:margin-left="0cm" fo:margin-right="-0.663cm" fo:margin-top="0cm" fo:margin-bottom="0cm" style:contextual-spacing="false" fo:line-height="150%" fo:text-align="justify" style:justify-single-word="false" fo:text-indent="0cm" style:auto-text-indent="false"/>
      <style:text-properties style:font-name="Liberation Serif" fo:font-size="14pt" fo:font-weight="bold" officeooo:paragraph-rsid="0003f3d6" style:font-size-asian="14pt" style:font-weight-asian="bold" style:font-size-complex="14pt" style:font-weight-complex="bold"/>
    </style:style>
    <style:style style:name="P23" style:family="paragraph" style:parent-style-name="Standard">
      <style:paragraph-properties fo:margin-left="0cm" fo:margin-right="-0.663cm" fo:margin-top="0cm" fo:margin-bottom="0cm" style:contextual-spacing="false" fo:line-height="150%" fo:text-align="justify" style:justify-single-word="false" fo:text-indent="0cm" style:auto-text-indent="false"/>
      <style:text-properties style:font-name="Liberation Serif" fo:font-size="14pt" fo:font-weight="bold" officeooo:paragraph-rsid="00072943" style:font-size-asian="14pt" style:font-weight-asian="bold" style:font-size-complex="14pt" style:font-weight-complex="bold"/>
    </style:style>
    <style:style style:name="P24" style:family="paragraph" style:parent-style-name="Standard">
      <style:paragraph-properties fo:margin-left="0cm" fo:margin-right="-0.663cm" fo:margin-top="0cm" fo:margin-bottom="0cm" style:contextual-spacing="false" fo:line-height="150%" fo:text-align="justify" style:justify-single-word="false" fo:text-indent="0cm" style:auto-text-indent="false"/>
      <style:text-properties style:font-name="Liberation Serif" fo:font-size="14pt" fo:font-weight="normal" officeooo:paragraph-rsid="0009a71d" style:font-size-asian="14pt" style:font-weight-asian="normal" style:font-size-complex="14pt" style:font-weight-complex="normal"/>
    </style:style>
    <style:style style:name="T1" style:family="text">
      <style:text-properties officeooo:rsid="0000c5d8"/>
    </style:style>
    <style:style style:name="T2" style:family="text">
      <style:text-properties style:text-position="super 58%"/>
    </style:style>
    <style:style style:name="T3" style:family="text">
      <style:text-properties style:text-position="super 58%" style:font-name="serif"/>
    </style:style>
    <style:style style:name="T4" style:family="text">
      <style:text-properties style:text-position="super 58%" style:font-name="serif" fo:font-size="9.75pt"/>
    </style:style>
    <style:style style:name="T5" style:family="text">
      <style:text-properties style:text-position="super 58%" fo:language="uk" fo:country="UA"/>
    </style:style>
    <style:style style:name="T6" style:family="text">
      <style:text-properties style:text-position="super 58%" fo:language="uk" fo:country="UA" fo:font-style="normal" officeooo:rsid="000485cd" style:font-style-asian="normal" style:font-style-complex="normal"/>
    </style:style>
    <style:style style:name="T7" style:family="text">
      <style:text-properties style:text-position="super 58%" fo:language="en" fo:country="US" fo:font-style="normal" officeooo:rsid="0006ace4" style:font-style-asian="normal" style:font-style-complex="normal"/>
    </style:style>
    <style:style style:name="T8" style:family="text">
      <style:text-properties style:text-position="super 58%" fo:language="en" fo:country="US" officeooo:rsid="000f3672"/>
    </style:style>
    <style:style style:name="T9" style:family="text">
      <style:text-properties style:text-position="super 58%" fo:font-size="9.75pt" fo:language="uk" fo:country="UA"/>
    </style:style>
    <style:style style:name="T10" style:family="text">
      <style:text-properties style:text-position="0% 100%" style:font-name="serif" fo:font-size="13.5pt" fo:language="uk" fo:country="UA" officeooo:rsid="000f3672"/>
    </style:style>
    <style:style style:name="T11" style:family="text">
      <style:text-properties style:text-position="0% 100%" style:font-name="serif" fo:font-size="13.5pt" fo:language="en" fo:country="US" officeooo:rsid="000f3672"/>
    </style:style>
    <style:style style:name="T12" style:family="text">
      <style:text-properties style:text-position="0% 100%" style:font-name="serif" fo:language="en" fo:country="US" officeooo:rsid="000f3672"/>
    </style:style>
    <style:style style:name="T13" style:family="text">
      <style:text-properties style:text-position="0% 100%" style:font-name="serif" fo:language="uk" fo:country="UA" officeooo:rsid="000f3672"/>
    </style:style>
    <style:style style:name="T14" style:family="text">
      <style:text-properties style:text-position="0% 100%" fo:language="en" fo:country="US" fo:font-style="normal" style:font-style-asian="normal" style:font-style-complex="normal"/>
    </style:style>
    <style:style style:name="T15" style:family="text">
      <style:text-properties style:text-position="0% 100%" fo:language="en" fo:country="US" officeooo:rsid="000f3672"/>
    </style:style>
    <style:style style:name="T16" style:family="text">
      <style:text-properties style:text-position="0% 100%" fo:language="uk" fo:country="UA" fo:font-style="normal" style:font-style-asian="normal" style:font-style-complex="normal"/>
    </style:style>
    <style:style style:name="T17" style:family="text">
      <style:text-properties style:text-position="0% 100%" fo:language="uk" fo:country="UA" fo:font-style="normal" officeooo:rsid="000f3672" style:font-style-asian="normal" style:font-style-complex="normal"/>
    </style:style>
    <style:style style:name="T18" style:family="text">
      <style:text-properties style:text-position="0% 100%" fo:language="uk" fo:country="UA" officeooo:rsid="000f3672"/>
    </style:style>
    <style:style style:name="T19" style:family="text">
      <style:text-properties style:text-position="0% 100%" fo:language="uk" fo:country="UA" fo:font-style="italic" officeooo:rsid="000f3672" style:font-style-asian="italic" style:font-style-complex="italic"/>
    </style:style>
    <style:style style:name="T20" style:family="text">
      <style:text-properties style:text-position="0% 100%" fo:language="uk" fo:country="UA" officeooo:rsid="000fb91b"/>
    </style:style>
    <style:style style:name="T21" style:family="text">
      <style:text-properties style:text-position="0% 100%" fo:language="ru" fo:country="RU" officeooo:rsid="000f3672"/>
    </style:style>
    <style:style style:name="T22" style:family="text">
      <style:text-properties fo:font-style="italic" officeooo:rsid="0003f3d6" style:font-style-asian="italic" style:font-style-complex="italic"/>
    </style:style>
    <style:style style:name="T23" style:family="text">
      <style:text-properties style:text-position="sub 58%"/>
    </style:style>
    <style:style style:name="T24" style:family="text">
      <style:text-properties style:text-position="sub 58%" fo:language="uk" fo:country="UA"/>
    </style:style>
    <style:style style:name="T25" style:family="text">
      <style:text-properties style:text-position="sub 58%" fo:language="uk" fo:country="UA" fo:font-style="normal" officeooo:rsid="000485cd" style:font-style-asian="normal" style:font-style-complex="normal"/>
    </style:style>
    <style:style style:name="T26" style:family="text">
      <style:text-properties style:text-position="sub 58%" fo:language="en" fo:country="US" fo:font-style="normal" style:font-style-asian="normal" style:font-style-complex="normal"/>
    </style:style>
    <style:style style:name="T27" style:family="text">
      <style:text-properties style:text-position="sub 58%" fo:language="en" fo:country="US" officeooo:rsid="000bd781"/>
    </style:style>
    <style:style style:name="T28" style:family="text">
      <style:text-properties style:text-position="sub 58%" fo:language="en" fo:country="US" officeooo:rsid="000f3672"/>
    </style:style>
    <style:style style:name="T29" style:family="text">
      <style:text-properties style:text-position="sub 58%" fo:font-size="9.75pt" fo:language="uk" fo:country="UA"/>
    </style:style>
    <style:style style:name="T30" style:family="text">
      <style:text-properties style:font-name="serif"/>
    </style:style>
    <style:style style:name="T31" style:family="text">
      <style:text-properties style:font-name="serif" fo:font-size="13.5pt"/>
    </style:style>
    <style:style style:name="T32" style:family="text">
      <style:text-properties style:font-name="serif" fo:font-size="13.5pt" fo:language="uk" fo:country="UA"/>
    </style:style>
    <style:style style:name="T33" style:family="text">
      <style:text-properties style:font-name="serif" fo:language="uk" fo:country="UA"/>
    </style:style>
    <style:style style:name="T34" style:family="text">
      <style:text-properties fo:font-size="13.5pt" fo:language="uk" fo:country="UA"/>
    </style:style>
    <style:style style:name="T35" style:family="text">
      <style:text-properties officeooo:rsid="0003f3d6"/>
    </style:style>
    <style:style style:name="T36" style:family="text">
      <style:text-properties fo:language="en" fo:country="US"/>
    </style:style>
    <style:style style:name="T37" style:family="text">
      <style:text-properties fo:language="en" fo:country="US" officeooo:rsid="0003f3d6"/>
    </style:style>
    <style:style style:name="T38" style:family="text">
      <style:text-properties fo:language="en" fo:country="US" officeooo:rsid="0003f3d6" style:font-name-complex="Times New Roman1"/>
    </style:style>
    <style:style style:name="T39" style:family="text">
      <style:text-properties fo:language="en" fo:country="US" fo:font-style="normal" style:font-style-asian="normal" style:font-style-complex="normal"/>
    </style:style>
    <style:style style:name="T40" style:family="text">
      <style:text-properties fo:language="en" fo:country="US" fo:font-style="normal" officeooo:rsid="000485cd" style:font-style-asian="normal" style:font-style-complex="normal"/>
    </style:style>
    <style:style style:name="T41" style:family="text">
      <style:text-properties fo:language="en" fo:country="US" officeooo:rsid="0009a71d"/>
    </style:style>
    <style:style style:name="T42" style:family="text">
      <style:text-properties fo:language="en" fo:country="US" officeooo:rsid="000afb5c"/>
    </style:style>
    <style:style style:name="T43" style:family="text">
      <style:text-properties fo:language="en" fo:country="US" officeooo:rsid="000bd781"/>
    </style:style>
    <style:style style:name="T44" style:family="text">
      <style:text-properties fo:language="en" fo:country="US" officeooo:rsid="000f3672"/>
    </style:style>
    <style:style style:name="T45" style:family="text">
      <style:text-properties fo:language="en" fo:country="US" fo:font-weight="normal" officeooo:rsid="000f3672" style:font-weight-asian="normal" style:font-weight-complex="normal"/>
    </style:style>
    <style:style style:name="T46" style:family="text">
      <style:text-properties fo:language="ru" fo:country="RU" fo:font-style="italic" style:font-style-asian="italic" style:font-name-complex="Times New Roman1"/>
    </style:style>
    <style:style style:name="T47" style:family="text">
      <style:text-properties fo:language="ru" fo:country="RU" officeooo:rsid="0009a71d"/>
    </style:style>
    <style:style style:name="T48" style:family="text">
      <style:text-properties fo:language="uk" fo:country="UA"/>
    </style:style>
    <style:style style:name="T49" style:family="text">
      <style:text-properties fo:language="uk" fo:country="UA" fo:font-style="italic" style:font-style-asian="italic" style:font-name-complex="Times New Roman1"/>
    </style:style>
    <style:style style:name="T50" style:family="text">
      <style:text-properties fo:language="uk" fo:country="UA" fo:font-style="italic" officeooo:rsid="00035ba2" style:font-style-asian="italic" style:font-name-complex="Times New Roman1"/>
    </style:style>
    <style:style style:name="T51" style:family="text">
      <style:text-properties fo:language="uk" fo:country="UA" fo:font-style="italic" officeooo:rsid="0003f3d6" style:font-style-asian="italic" style:font-name-complex="Times New Roman1" style:font-style-complex="italic"/>
    </style:style>
    <style:style style:name="T52" style:family="text">
      <style:text-properties fo:language="uk" fo:country="UA" fo:font-style="italic" officeooo:rsid="000afb5c" style:font-style-asian="italic" style:font-style-complex="italic"/>
    </style:style>
    <style:style style:name="T53" style:family="text">
      <style:text-properties fo:language="uk" fo:country="UA" fo:font-style="italic" officeooo:rsid="000485cd" style:font-style-asian="italic" style:font-style-complex="italic"/>
    </style:style>
    <style:style style:name="T54" style:family="text">
      <style:text-properties fo:language="uk" fo:country="UA" style:font-name-complex="Times New Roman1"/>
    </style:style>
    <style:style style:name="T55" style:family="text">
      <style:text-properties fo:language="uk" fo:country="UA" officeooo:rsid="00007b9c" style:font-name-complex="Times New Roman1"/>
    </style:style>
    <style:style style:name="T56" style:family="text">
      <style:text-properties fo:language="uk" fo:country="UA" officeooo:rsid="0003f3d6" style:font-name-complex="Times New Roman1"/>
    </style:style>
    <style:style style:name="T57" style:family="text">
      <style:text-properties fo:language="uk" fo:country="UA" fo:font-style="normal" officeooo:rsid="0003f3d6" style:font-style-asian="normal" style:font-name-complex="Times New Roman1" style:font-style-complex="normal"/>
    </style:style>
    <style:style style:name="T58" style:family="text">
      <style:text-properties fo:language="uk" fo:country="UA" fo:font-style="normal" style:font-style-asian="normal" style:font-style-complex="normal"/>
    </style:style>
    <style:style style:name="T59" style:family="text">
      <style:text-properties fo:language="uk" fo:country="UA" fo:font-style="normal" officeooo:rsid="000485cd" style:font-style-asian="normal" style:font-style-complex="normal"/>
    </style:style>
    <style:style style:name="T60" style:family="text">
      <style:text-properties fo:language="uk" fo:country="UA" fo:font-style="normal" officeooo:rsid="00056718" style:font-style-asian="normal" style:font-style-complex="normal"/>
    </style:style>
    <style:style style:name="T61" style:family="text">
      <style:text-properties fo:language="uk" fo:country="UA" fo:font-style="normal" officeooo:rsid="0008cbbd" style:font-style-asian="normal" style:font-style-complex="normal"/>
    </style:style>
    <style:style style:name="T62" style:family="text">
      <style:text-properties fo:language="uk" fo:country="UA" fo:font-style="normal" officeooo:rsid="00072943" style:font-style-asian="normal" style:font-style-complex="normal"/>
    </style:style>
    <style:style style:name="T63" style:family="text">
      <style:text-properties fo:language="uk" fo:country="UA" officeooo:rsid="0009a71d"/>
    </style:style>
    <style:style style:name="T64" style:family="text">
      <style:text-properties fo:language="uk" fo:country="UA" officeooo:rsid="000afb5c"/>
    </style:style>
    <style:style style:name="T65" style:family="text">
      <style:text-properties fo:language="uk" fo:country="UA" officeooo:rsid="000bd781"/>
    </style:style>
    <style:style style:name="T66" style:family="text">
      <style:text-properties fo:language="uk" fo:country="UA" officeooo:rsid="000cce5d"/>
    </style:style>
    <style:style style:name="T67" style:family="text">
      <style:text-properties fo:language="uk" fo:country="UA" officeooo:rsid="000f3672"/>
    </style:style>
    <style:style style:name="T68" style:family="text">
      <style:text-properties fo:language="uk" fo:country="UA" fo:font-weight="normal" officeooo:rsid="000dde56" style:font-weight-asian="normal" style:font-weight-complex="normal"/>
    </style:style>
    <style:style style:name="T69" style:family="text">
      <style:text-properties fo:language="uk" fo:country="UA" fo:font-weight="normal" officeooo:rsid="000f3672" style:font-weight-asian="normal" style:font-weight-complex="normal"/>
    </style:style>
    <style:style style:name="T70" style:family="text">
      <style:text-properties fo:font-style="normal" officeooo:rsid="0003f3d6" style:font-style-asian="normal" style:font-style-complex="normal"/>
    </style:style>
    <style:style style:name="T71" style:family="text">
      <style:text-properties fo:font-style="normal" officeooo:rsid="000485cd" style:font-style-asian="normal" style:font-style-complex="normal"/>
    </style:style>
    <style:style style:name="T72" style:family="text">
      <style:text-properties fo:font-size="9.75pt" fo:language="uk" fo:country="UA"/>
    </style:style>
    <style:style style:name="T73" style:family="text">
      <style:text-properties style:font-name="Liberation Serif"/>
    </style:style>
    <style:style style:name="T74" style:family="text">
      <style:text-properties style:font-name="Liberation Serif" fo:font-size="14pt" fo:language="uk" fo:country="UA" fo:font-weight="normal" officeooo:rsid="000dde56" style:font-size-asian="14pt" style:font-weight-asian="normal" style:font-size-complex="14pt" style:font-weight-complex="normal"/>
    </style:style>
    <style:style style:name="T75" style:family="text">
      <style:text-properties style:font-name="Liberation Serif" fo:font-size="14pt" fo:language="uk" fo:country="UA" fo:font-weight="normal" officeooo:rsid="000f3672" style:font-size-asian="14pt" style:font-weight-asian="normal" style:font-size-complex="14pt" style:font-weight-complex="normal"/>
    </style:style>
    <style:style style:name="T76" style:family="text">
      <style:text-properties style:font-name="Liberation Serif" fo:font-size="14pt" style:font-size-asian="14pt" style:font-size-complex="14pt"/>
    </style:style>
    <style:style style:name="T77" style:family="text">
      <style:text-properties style:font-name="Liberation Serif" fo:font-size="14pt" fo:language="en" fo:country="US" fo:font-weight="normal" officeooo:rsid="000f3672" style:font-size-asian="14pt" style:font-weight-asian="normal" style:font-size-complex="14pt" style:font-weight-complex="normal"/>
    </style:style>
    <style:style style:name="T78" style:family="text">
      <style:text-properties style:font-name="Liberation Serif" fo:language="uk" fo:country="UA" fo:font-weight="normal" officeooo:rsid="000dde56" style:font-weight-asian="normal" style:font-weight-complex="normal"/>
    </style:style>
    <style:style style:name="T79" style:family="text">
      <style:text-properties style:font-name="Liberation Serif" fo:language="uk" fo:country="UA" fo:font-weight="normal" officeooo:rsid="000f3672" style:font-weight-asian="normal" style:font-weight-complex="normal"/>
    </style:style>
    <style:style style:name="T80" style:family="text">
      <style:text-properties style:font-name="Liberation Serif" fo:language="en" fo:country="US" fo:font-weight="normal" officeooo:rsid="000f3672" style:font-weight-asian="normal" style:font-weight-complex="normal"/>
    </style:style>
    <style:style style:name="T81" style:family="text">
      <style:text-properties officeooo:rsid="0009a71d"/>
    </style:style>
    <style:style style:name="T82" style:family="text">
      <style:text-properties officeooo:rsid="000bd781"/>
    </style:style>
    <style:style style:name="T83" style:family="text">
      <style:text-properties officeooo:rsid="000cce5d"/>
    </style:style>
    <style:style style:name="T84" style:family="text">
      <style:text-properties officeooo:rsid="000dde56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КИЇВСЬКИЙ НАЦІОНАЛЬНИЙ УНІВЕРСИТЕТ</text:p>
      <text:p text:style-name="P8">ІМЕНІ ТАРАСА ШЕВЧЕНКА</text:p>
      <text:p text:style-name="P10">Факультет комп’ютерних наук та кібернетики</text:p>
      <text:p text:style-name="P10">Кафедра інтелектуальних програмних систем</text:p>
      <text:p text:style-name="P10"/>
      <text:p text:style-name="P10"/>
      <text:p text:style-name="P10"/>
      <text:p text:style-name="P10"/>
      <text:p text:style-name="P10"/>
      <text:p text:style-name="P10"/>
      <text:p text:style-name="P16"><text:span text:style-name="T1">Ко</text:span>нтрольна робота</text:p>
      <text:p text:style-name="P9">з предмету «Математичні основи захисту інформації»</text:p>
      <text:p text:style-name="P14"><text:span text:style-name="T46">Вар</text:span><text:span text:style-name="T49">іант №</text:span><text:span text:style-name="T50">5</text:span></text:p>
      <text:p text:style-name="P20"/>
      <text:p text:style-name="P20"/>
      <text:p text:style-name="P20"><text:bookmark text:name="_GoBack"/></text:p>
      <text:p text:style-name="P20"/>
      <text:p text:style-name="P19"/>
      <text:p text:style-name="P15"><text:span text:style-name="T54">Підготува</text:span><text:span text:style-name="T55">в</text:span><text:span text:style-name="T54">:</text:span></text:p>
      <text:p text:style-name="P19">Грищенко Юрій, ІПС-42</text:p>
      <text:p text:style-name="P19"/>
      <text:p text:style-name="P20"/>
      <text:p text:style-name="P20"/>
      <text:p text:style-name="P20"/>
      <text:p text:style-name="P20"/>
      <text:p text:style-name="P20"/>
      <text:p text:style-name="P18"/>
      <text:p text:style-name="P18">Київ – 2022 </text:p>
      <text:p text:style-name="P17"><text:soft-page-break/><text:span text:style-name="T35">1. </text:span>Частотна характеристика мови. Частотний метод криптоаналізу та методи боротьби з ним.</text:p>
      <text:p text:style-name="P20"><text:span text:style-name="T35"><text:tab/>В</text:span>ажливе місце в характеристиці природної мови займає частота появи літер в її словах. Не всі літери алфавіту тієї, чи іншої природної мови появляються в словах з однаковою частотою. Одна літера появляється частіше за інші літери, а друга літера рідко появляється в тексті повідомлення.</text:p>
      <text:p text:style-name="P20"><text:tab/>Аналогічна ситуація має місце і для частоти появи двознаків, тризнаків і т. д. </text:p>
      <text:p text:style-name="P20"><text:tab/>Якщо текст зашифрований у відомому алфавіті, то частота появи символів в зашифрованому тексті несе певну інформацію про відкритий текст. Маючи в розпорядженні частоту появи символів алфавіту даної мови, криптоаналітик має можливість відтворити відкритий текст.</text:p>
      <text:p text:style-name="P20"/>
      <text:p text:style-name="P21"><text:tab/><text:span text:style-name="T35">Короткий приклад частотного методу криптоаналізу: нехай зашифровано текст англійської мови. </text:span></text:p>
      <text:p text:style-name="P21"><text:span text:style-name="T35"><text:tab/>Обчислюємо відносну частоту появи літер — для достатньо довгого тексту отримуємо розподіл, наближений до розподілу символів природної мови. Тоді зможемо зробити припущення, наприклад: літері, що зустрічається в шифрованому тексті найчастіше, відповідає літера </text:span><text:span text:style-name="T37">E, </text:span><text:span text:style-name="T35">а двознаку, що зустрічається найчастіше, скоріше за все відповідає “</text:span><text:span text:style-name="T37">th”.</text:span></text:p>
      <text:p text:style-name="P21"><text:span text:style-name="T37"/></text:p>
      <text:p text:style-name="P11"><text:span text:style-name="T38"><text:tab/></text:span><text:span text:style-name="T56">Карл Гаус запропонував метод боротьби: </text:span><text:span text:style-name="T51">гомофони</text:span><text:span text:style-name="T57"> - </text:span><text:span text:style-name="T70">відображенням однієї літери в декілька її образів. Кількість гомофонів для кожної літери повинна бути пропорціональна частоті появи цієї літери в явному тексті. Якщо гомофони використати ротаційно, то можна сподіватися, що частота появи літер не буде ідентична і це призведе до неможливості використання частотного криптоаналізу. Проте частота появи комбінацій сусідніх літер </text:span><text:span text:style-name="T22">дає можливість застосувати цей тип аналізу</text:span><text:span text:style-name="T70">.</text:span></text:p>
      <text:p text:style-name="P11"><text:soft-page-break/><text:span text:style-name="T70"><text:tab/></text:span><text:span text:style-name="T71">Роторова машина </text:span><text:span text:style-name="T40">Enіgma, </text:span><text:span text:style-name="T59">яка з кожним натисканням клавіші переходить на новий алфавіт підстановки, до того ж маючи більше 10000 алфавітів </text:span><text:span text:style-name="T60">(з додаванням кожного ротора кількість збільшується в 26 разів)</text:span><text:span text:style-name="T59">, </text:span><text:span text:style-name="T53">знеможливлює частотний криптоаналіз</text:span><text:span text:style-name="T59">. На основі цього принципу створено багато сучасніших шифрів.</text:span></text:p>
      <text:p text:style-name="P22"><text:span text:style-name="T59"/></text:p>
      <text:p text:style-name="P22"><text:span text:style-name="T59">2. Довести, що бієктивна функція має обернену і що обернена функція теж буде бієкцією.</text:span></text:p>
      <text:p text:style-name="P12"><text:span text:style-name="T59"><text:tab/>Доведемо, що коли f : A → B і g : B → A – довільні відображення, які задовольняють умову f ∗g = ε</text:span><text:span text:style-name="T25">A</text:span><text:span text:style-name="T59">, то f – ін’єкція, а g – сюр’єкція. Дійсно, якщо a, a′ ∈A і f(a) = f(a′), то a = ε</text:span><text:span text:style-name="T25">A</text:span><text:span text:style-name="T59">(a) = f ∗g(a) = g(f(a)) = g(f(a′)) = f ∗g(a′) = ε</text:span><text:span text:style-name="T25">A</text:span><text:span text:style-name="T59">(a′) = a′. Отже, відображення f – ін’єкція. Якщо a ∈ A – довільний елемент, то a = ε</text:span><text:span text:style-name="T25">A</text:span><text:span text:style-name="T59">(a) = f ∗g(a) = g(f(a)), а це доводить сюр’єктивність відображення g.</text:span></text:p>
      <text:p text:style-name="P12"><text:span text:style-name="T59"><text:tab/>Припустимо, що відображення f має обернене f</text:span><text:span text:style-name="T6">-</text:span><text:span text:style-name="T7">1</text:span><text:span text:style-name="T59">. Тоді із f∗f</text:span><text:span text:style-name="T6">-</text:span><text:span text:style-name="T7">1</text:span><text:span text:style-name="T59"> = ε</text:span><text:span text:style-name="T25">A</text:span><text:span text:style-name="T59"> і f</text:span><text:span text:style-name="T6">-</text:span><text:span text:style-name="T7">1</text:span><text:span text:style-name="T59"> ∗f = ε</text:span><text:span text:style-name="T25">B</text:span><text:span text:style-name="T59"> випливає, що f сюр’єкція і ін’єкція, тобто f – б</text:span><text:span text:style-name="T61">і</text:span><text:span text:style-name="T59">єкція.</text:span></text:p>
      <text:p text:style-name="P12"><text:span text:style-name="T59"><text:tab/>Навпаки, припустимо, що f – бієкція. Тоді для довільного b ∈B знайдеться єдиний елемент a ∈ A, який є прообразом елемента b, тобто f(a) = b. Покладаючи g(b) = a, визначаємо відображення g : B → A, яке задовольняє умові f ∗g = ε</text:span><text:span text:style-name="T25">A</text:span><text:span text:style-name="T59"> і g ∗f = ε</text:span><text:span text:style-name="T25">B</text:span></text:p>
      <text:p text:style-name="P13"><text:span text:style-name="T59">Отже, g = f</text:span><text:span text:style-name="T6">−1</text:span><text:span text:style-name="T59">.</text:span></text:p>
      <text:p text:style-name="P13"><text:span text:style-name="T59"><text:line-break/><text:tab/>Припустимо, що існує два відображення g і g′, які обернені до відображення f, тобто f ∗g = ε</text:span><text:span text:style-name="T25">A</text:span><text:span text:style-name="T59"> і g ∗f = ε</text:span><text:span text:style-name="T25">B</text:span><text:span text:style-name="T59"> та f ∗g′ = ε</text:span><text:span text:style-name="T25">A</text:span><text:span text:style-name="T59"> і g′ ∗f = ε</text:span><text:span text:style-name="T25">B</text:span><text:span text:style-name="T59">. Тоді отримуємо g′ = ε</text:span><text:span text:style-name="T25">B</text:span><text:span text:style-name="T59"> ∗g′ = (g ∗f) ∗g′ = g ∗(f ∗g′) = g ∗ε</text:span><text:span text:style-name="T25">A</text:span><text:span text:style-name="T59"> = g.</text:span></text:p>
      <text:p text:style-name="P13"><text:span text:style-name="T59"/></text:p>
      <text:p text:style-name="P13"><text:span text:style-name="T59"><text:tab/></text:span><text:span text:style-name="T62">Ми довели, що я</text:span><text:span text:style-name="T59">кщо f бієкція, то існує єдине f</text:span><text:span text:style-name="T6">−1</text:span><text:span text:style-name="T59">. На тій же підставі відображення f</text:span><text:span text:style-name="T6">−1</text:span><text:span text:style-name="T59"> теж буде бієкцією. Із </text:span><text:span text:style-name="T62">с</text:span><text:span text:style-name="T59">иметричності умов f∗f</text:span><text:span text:style-name="T6">−1</text:span><text:span text:style-name="T59"> = ε</text:span><text:span text:style-name="T25">A</text:span><text:span text:style-name="T59"> і f</text:span><text:span text:style-name="T6">−1</text:span><text:span text:style-name="T59"> ∗f = ε</text:span><text:span text:style-name="T25">B</text:span><text:span text:style-name="T59"> випливає (f</text:span><text:span text:style-name="T6">−1</text:span><text:span text:style-name="T59">)</text:span><text:span text:style-name="T6">−1</text:span><text:span text:style-name="T59"> = f. </text:span></text:p>
      <text:p text:style-name="P13"><text:span text:style-name="T59"/></text:p>
      <text:p text:style-name="P13"><text:span text:style-name="T59"/></text:p>
      <text:p text:style-name="P23"><text:soft-page-break/><text:span text:style-name="T61">3. </text:span><text:span text:style-name="T59">Абсолютно стійка криптосистема за Шенноном. Приклад такої системи.</text:span></text:p>
      <text:p text:style-name="P24"><text:tab/>Шеннон сформул<text:span text:style-name="T81">ю</text:span>в<text:span text:style-name="T81">ав</text:span> наступні припущення:</text:p>
      <text:p text:style-name="P24"><text:tab/>1. Криптоаналітику відомий тільки шифрований текст, тобто атака здійснюється на основі шифротексту.</text:p>
      <text:p text:style-name="P24"><text:tab/>2. Ключ і рандомізатор (засіб зрівнювання частотних характеристик тексту) використовуються для шифрування тільки один раз (тобто криптоаналіз здійснюється тільки по одній криптограмі).</text:p>
      <text:p text:style-name="P24"><text:tab/>3. На декартовому добутку задано ймовірнісний розподіл.</text:p>
      <text:p text:style-name="P24"><text:tab/></text:p>
      <text:p text:style-name="P24"><text:tab/><text:span text:style-name="T81">Позначимо </text:span><text:span text:style-name="T41">m – </text:span><text:span text:style-name="T47">пов</text:span><text:span text:style-name="T63">ідомлення, </text:span><text:span text:style-name="T41">c – </text:span><text:span text:style-name="T63">криптограма. </text:span><text:span text:style-name="T64">Тоді </text:span><text:span text:style-name="T52">абсолютно стійкою (цілком таємною)</text:span><text:span text:style-name="T64"> криптосистемою </text:span><text:span text:style-name="T42">S </text:span><text:span text:style-name="T64">називається така криптосистема, для якої виконується одна з умов:</text:span></text:p>
      <text:list xml:id="list108392340" text:style-name="L1">
        <text:list-item>
          <text:p text:style-name="P1"><text:span text:style-name="T64">(∀(m,c)) p(m|c) = p(m); — відкритий текст і шифрований текст статистично незалежні.</text:span></text:p>
        </text:list-item>
        <text:list-item>
          <text:p text:style-name="P1"><text:span text:style-name="T64">H(m|c) = H(m); де H(m) і H(m|c) – ентропія і умовна ентропії відповідно; - відсутність в ШТ інформації відносно ВТ.</text:span></text:p>
        </text:list-item>
      </text:list>
      <text:p text:style-name="P4"><text:span text:style-name="T48"><text:tab/>Для ключів </text:span><text:span text:style-name="T36">k </text:span><text:span text:style-name="T59">∈</text:span><text:span text:style-name="T40"> </text:span><text:span text:style-name="T39">K </text:span><text:span text:style-name="T58">та перетворення (шифрування) </text:span><text:span text:style-name="T39">E</text:span><text:span text:style-name="T26">k</text:span><text:span text:style-name="T14"> </text:span><text:span text:style-name="T16">сумісний розподіл ймовірностей криптограм і відкритих текстів на </text:span><text:span text:style-name="T14">C x M </text:span><text:span text:style-name="T16">індукується наступними співвідношеннями:</text:span></text:p>
      <text:p text:style-name="P4"><draw:frame draw:style-name="fr1" draw:name="Объект1" text:anchor-type="as-char" svg:y="-0.432cm" svg:width="7.987cm" svg:height="0.903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4"><text:tab/>Тоді <text:span text:style-name="T36">p(m|c) = p(m, c) / p(c).</text:span></text:p>
      <text:p text:style-name="P4"><text:span text:style-name="T36"/></text:p>
      <text:p text:style-name="P4"><text:span text:style-name="T36"><text:tab/></text:span><text:span text:style-name="T65">Прикладом абсолютно стійкої криптосистеми є шифр Вернама, який </text:span><text:span text:style-name="T66">використовується дотепер, і який</text:span><text:span text:style-name="T65"> покладено в основу сучасніших шифрів.</text:span></text:p>
      <text:p text:style-name="P2"><text:span text:style-name="T65">Обирається ключ такої самої довжини, як і довжина відкритого тексту. Ключ генерується як випадкова послідовність n незалежних рівноймовірних випадкових бітів з ймовірністю </text:span>2<text:span text:style-name="T2">-n</text:span> незалежно від ВТ. Цей шифр краще всього служить для шифрування бінарних даних і описується таким чином: </text:p>
      <text:p text:style-name="P2"><text:soft-page-break/>c<text:span text:style-name="T23">і</text:span> = p<text:span text:style-name="T23">і</text:span> <text:span text:style-name="T43">XOR </text:span>k<text:span text:style-name="T27">і</text:span></text:p>
      <text:p text:style-name="P2">де<text:line-break/>p<text:span text:style-name="T23">і</text:span> – і-та бінарна цифра відкритого тексту</text:p>
      <text:p text:style-name="P2">k<text:span text:style-name="T23">і</text:span> – і-та бінарна цифра ключа</text:p>
      <text:p text:style-name="P2">c<text:span text:style-name="T23">і</text:span> – і-та бінарна цифра криптограми</text:p>
      <text:p text:style-name="P2"><text:span text:style-name="T82"><text:tab/>Д</text:span>ешифрація ґрунтується на тій самій операції:</text:p>
      <text:p text:style-name="P2">p<text:span text:style-name="T23">і </text:span>= c<text:span text:style-name="T23">і</text:span> <text:span text:style-name="T43">XOR </text:span>k<text:span text:style-name="T23">і</text:span>. </text:p>
      <text:p text:style-name="P2"><text:tab/>Головним недоліком шифру Вернама є велика довжина ключа, який потрібно попередньо передавати закритим каналом. В якості ключа береться “ідеальна” випадкова послідовність незалежних рівноймовірних випадкових бітів, тобто кожна реалізація довжини n з’являється з ймовірністю 2<text:span text:style-name="T2">−n</text:span> незалежно від ВТ. </text:p>
      <text:p text:style-name="P2"><text:tab/><text:span text:style-name="T83">Я</text:span>кщо шифрується слово m, то ймовірність появи будь-якої ключової послідовності, а також будь-якої криптограми <text:span text:style-name="T84">дорівнюватиме</text:span> 2<text:span text:style-name="T2">−n</text:span>. </text:p>
      <text:p text:style-name="P2"><text:tab/><draw:frame draw:style-name="fr1" draw:name="Объект2" text:anchor-type="as-char" svg:y="-1.055cm" svg:width="10.054cm" svg:height="1.473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5"><text:tab/>p(c) = p(c|m) = p(m,c)/p(m), <text:span text:style-name="T48">звідси </text:span>p(m|c) = p(m,c)/p(c) = p(m), <text:span text:style-name="T48">отже система цілком таємна.</text:span></text:p>
      <text:p text:style-name="P6"><text:span text:style-name="T48">4. Означення одосторонньої функції з секретом. Основна властивість таких функцій.</text:span></text:p>
      <text:p text:style-name="P7"><text:span text:style-name="T48"><text:tab/>Одностороння функція з секретом fk(x) = y називається функція, складність обчислення якої для всіх значень x належить до класу P, але обчислення x = f</text:span><text:span text:style-name="T5">−1</text:span><text:span text:style-name="T24">k</text:span><text:span text:style-name="T48">(y) майже для всіх значень y належить класу NP. Але, якщо скористатися секретною інформацією k, то для всіх значень y обчислення значення x такого, що f</text:span><text:span text:style-name="T24">k</text:span><text:span text:style-name="T48">(x) = y належить класу P. </text:span></text:p>
      <text:p text:style-name="P3"><text:span text:style-name="T68"><text:tab/></text:span><text:span text:style-name="T69">В іноземній літературі такі функції називають функціями з “потайним ходом” (</text:span><text:span text:style-name="T45">trapdoor functіon). </text:span><text:span text:style-name="T48">Це поняття є основним в криптографії з відкритим ключем.</text:span></text:p>
      <text:p text:style-name="P3"><text:soft-page-break/><text:span text:style-name="T48"><text:tab/>Гарантією існування односторонніх функцій служить гіпотеза, що<text:line-break/>P !</text:span><text:span text:style-name="T67">=</text:span><text:span text:style-name="T48"> NP. <text:s/></text:span><text:span text:style-name="T18">Оскільки ми не можемо строго довести існування односторонніх функцій,</text:span><text:span text:style-name="T20"> їх</text:span><text:span text:style-name="T18"> </text:span><text:span text:style-name="T19">основну властивість</text:span><text:span text:style-name="T17"> можна описати так</text:span><text:span text:style-name="T18">: </text:span><text:span text:style-name="T15">ефективне обчислення значень </text:span><text:span text:style-name="T18">функції</text:span><text:span text:style-name="T15"> нам відоме, тоді як жодні ефективні алгоритми обчислення значень обернених функцій невідомі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onospace" svg:font-family="monospace"/>
    <style:font-face style:name="serif" svg:font-family="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0" svg:font-family="0" style:font-family-generic="roman" style:font-pitch="variable"/>
    <style:font-face style:name="Calibri" svg:font-family="Calibri" style:font-family-generic="roman" style:font-pitch="variable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0T16:18:08.890548706</meta:creation-date>
    <meta:editing-cycles>11</meta:editing-cycles>
    <meta:editing-duration>PT53M59S</meta:editing-duration>
    <dc:date>2022-04-06T01:01:21.971000000</dc:date>
    <meta:generator>LibreOffice/7.1.6.2$Windows_X86_64 LibreOffice_project/0e133318fcee89abacd6a7d077e292f1145735c3</meta:generator>
    <meta:document-statistic meta:table-count="0" meta:image-count="0" meta:object-count="2" meta:page-count="6" meta:paragraph-count="53" meta:word-count="968" meta:character-count="6424" meta:non-whitespace-character-count="5452"/>
  </office:meta>
</office:document-meta>
</file>

<file path=Object 1/content.xml><?xml version="1.0" encoding="utf-8"?>
<math xmlns="http://www.w3.org/1998/Math/MathML" display="block">
  <semantics>
    <mrow>
      <mrow>
        <mo fence="true" form="prefix" stretchy="false">(</mo>
        <mrow>
          <mrow>
            <mo stretchy="false">∀</mo>
            <mi>c</mi>
            <mi>,</mi>
            <mi>m</mi>
          </mrow>
        </mrow>
        <mo fence="true" form="postfix" stretchy="false">)</mo>
      </mrow>
      <mi>p</mi>
      <mrow>
        <mrow>
          <mo fence="true" form="prefix" stretchy="false">(</mo>
          <mrow>
            <mrow>
              <mi>c</mi>
              <mi>,</mi>
              <mi>m</mi>
            </mrow>
          </mrow>
          <mo fence="true" form="postfix" stretchy="false">)</mo>
        </mrow>
        <mo stretchy="false">=</mo>
        <mi>p</mi>
      </mrow>
      <mrow>
        <mrow>
          <mo fence="true" form="prefix" stretchy="false">(</mo>
          <mrow>
            <mrow>
              <mi>m</mi>
              <mi>,</mi>
              <mi>c</mi>
            </mrow>
          </mrow>
          <mo fence="true" form="postfix" stretchy="false">)</mo>
        </mrow>
        <mo stretchy="false">=</mo>
        <mrow>
          <munder>
            <mo stretchy="false">∑</mo>
            <mrow>
              <mo stretchy="false">∀</mo>
              <mi>k</mi>
              <mi>,</mi>
              <msub>
                <mi>E</mi>
                <mi>k</mi>
              </msub>
              <mrow>
                <mrow>
                  <mo fence="true" form="prefix" stretchy="false">(</mo>
                  <mrow>
                    <mi>m</mi>
                  </mrow>
                  <mo fence="true" form="postfix" stretchy="false">)</mo>
                </mrow>
                <mo stretchy="false">=</mo>
                <mi>c</mi>
              </mrow>
            </mrow>
          </munder>
          <mi>p</mi>
        </mrow>
      </mrow>
      <mrow>
        <mo fence="true" form="prefix" stretchy="false">(</mo>
        <mrow>
          <mrow>
            <mi>m</mi>
            <mi>,</mi>
            <mi>k</mi>
          </mrow>
        </mrow>
        <mo fence="true" form="postfix" stretchy="false">)</mo>
      </mrow>
    </mrow>
    <annotation encoding="StarMath 5.0">(forall c, m)p( c, m ) = p( m, c ) = sum from{forall k, E_k(m) = c} p( m,k ) </annotation>
  </semantics>
</math>
</file>

<file path=Object 2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c</mi>
              <mtext>|</mtext>
              <mi>m</mi>
            </mrow>
          </mrow>
          <mo fence="true" form="postfix" stretchy="false">)</mo>
        </mrow>
        <mo stretchy="false">=</mo>
        <mi>p</mi>
      </mrow>
      <mrow>
        <mo fence="true" form="prefix" stretchy="false">(</mo>
        <mrow>
          <mi>m</mi>
        </mrow>
        <mo fence="true" form="postfix" stretchy="false">)</mo>
      </mrow>
      <mrow>
        <mfrac>
          <msup>
            <mn>2</mn>
            <mrow>
              <mo stretchy="false">−</mo>
              <mi>n</mi>
            </mrow>
          </msup>
          <mrow>
            <mi>p</mi>
            <mrow>
              <mo fence="true" form="prefix" stretchy="false">(</mo>
              <mrow>
                <mi>m</mi>
              </mrow>
              <mo fence="true" form="postfix" stretchy="false">)</mo>
            </mrow>
          </mrow>
        </mfrac>
        <mo stretchy="false">=</mo>
        <mfrac>
          <mrow>
            <mrow>
              <munder>
                <mo stretchy="false">∑</mo>
                <mrow>
                  <mrow>
                    <mo fence="true" form="prefix" stretchy="false">(</mo>
                    <mrow>
                      <mrow>
                        <mo stretchy="false">∀</mo>
                        <mi>k</mi>
                      </mrow>
                    </mrow>
                    <mo fence="true" form="postfix" stretchy="false">)</mo>
                  </mrow>
                  <msub>
                    <mi>E</mi>
                    <mi>k</mi>
                  </msub>
                  <mrow>
                    <mrow>
                      <mo fence="true" form="prefix" stretchy="false">(</mo>
                      <mrow>
                        <mi>m</mi>
                      </mrow>
                      <mo fence="true" form="postfix" stretchy="false">)</mo>
                    </mrow>
                    <mo stretchy="false">=</mo>
                    <mi>c</mi>
                  </mrow>
                </mrow>
              </munder>
              <mi>p</mi>
            </mrow>
            <mrow>
              <mo fence="true" form="prefix" stretchy="false">(</mo>
              <mrow>
                <mrow>
                  <mi>m</mi>
                  <mi>,</mi>
                  <mi>k</mi>
                </mrow>
              </mrow>
              <mo fence="true" form="postfix" stretchy="false">)</mo>
            </mrow>
          </mrow>
          <mrow>
            <mi>p</mi>
            <mrow>
              <mo fence="true" form="prefix" stretchy="false">(</mo>
              <mrow>
                <mi>m</mi>
              </mrow>
              <mo fence="true" form="postfix" stretchy="false">)</mo>
            </mrow>
          </mrow>
        </mfrac>
        <mo stretchy="false">=</mo>
        <mfrac>
          <mrow>
            <mi>p</mi>
            <mrow>
              <mo fence="true" form="prefix" stretchy="false">(</mo>
              <mrow>
                <mi>m</mi>
              </mrow>
              <mo fence="true" form="postfix" stretchy="false">)</mo>
            </mrow>
            <msup>
              <mn>2</mn>
              <mrow>
                <mo stretchy="false">−</mo>
                <mi>n</mi>
              </mrow>
            </msup>
          </mrow>
          <mrow>
            <mi>p</mi>
            <mrow>
              <mo fence="true" form="prefix" stretchy="false">(</mo>
              <mrow>
                <mi>m</mi>
              </mrow>
              <mo fence="true" form="postfix" stretchy="false">)</mo>
            </mrow>
          </mrow>
        </mfrac>
        <mo stretchy="false">=</mo>
        <msup>
          <mn>2</mn>
          <mrow>
            <mo stretchy="false">−</mo>
            <mi>n</mi>
          </mrow>
        </msup>
      </mrow>
    </mrow>
    <annotation encoding="StarMath 5.0">p( c"|"m ) = p( m )2^-n over { p(m) } = {sum from {( forall k ) E_k( m ) = c} p( m, k )} over { p( m ) } =  { p(m)2^-n } over { p(m) } = 2^-n</annotation>
  </semantics>
</math>
</file>